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3.0pt" fo:color="#000000" fo:background-color="#ffffff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3.0pt" fo:color="#000000" fo:background-color="#ffffff"/>
    </style:style>
    <style:style style:name="P3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3.0pt" fo:color="#000000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adme file</text:p>
      <text:p text:style-name="P1">Class - CSCI 5525</text:p>
      <text:p text:style-name="P1">Subject - Machine Learning</text:p>
      <text:p text:style-name="P1">Name - Rahul Biswas</text:p>
      <text:p text:style-name="P1">Homework - Assignment 1</text:p>
      <text:p text:style-name="P1">Email - biswa075@umn.edu</text:p>
      <text:p text:style-name="P1"/>
      <text:p text:style-name="P1">Softwares required - </text:p>
      <text:p text:style-name="P1">python3</text:p>
      <text:p text:style-name="P1">pandas </text:p>
      <text:p text:style-name="P1">numpy </text:p>
      <text:p text:style-name="P1">scipy</text:p>
      <text:p text:style-name="P1">matplotlib</text:p>
      <text:p text:style-name="P1"/>
      <text:p text:style-name="P1">The project contains the following python files to compile - </text:p>
      <text:p text:style-name="P1"/>
      <text:p text:style-name="P1">1. LDA1dProjection.py - This file takes the Boston Housing data and finds the 2 class FLDA and then plots the points. </text:p>
      <text:p text:style-name="P1">2. LDA2dGaussGM.py - This file takes the Digits data, and uses Gaussian approximation to classify after projecting the data to 2 dimensions using Fisher’s LDA</text:p>
      <text:p text:style-name="P1">3. logisticregression.py - This file implements the Logistic Regression for both the datasets using the IRLS using WiKipedia as a reference. The constants are hard-coded and not tuned using a script. (Constant decided after compiling for around 20 different constants)</text:p>
      <text:p text:style-name="P1">4. naiveBayesGaussian - This files implements the Naive Bayes for both the datasets.</text:p>
      <text:p text:style-name="P1"/>
      <text:p text:style-name="P1"/>
      <text:p text:style-name="P1">Compiling instructions - </text:p>
      <text:p text:style-name="P1"/>
      <text:p text:style-name="P2">Usage: python3 LDA1dProjection.py /path/to/dataset.csv num_crossval</text:p>
      <text:p text:style-name="P1">Example - python3 LDA1dProjection.py Boston.csv 10</text:p>
      <text:p text:style-name="P2"/>
      <text:p text:style-name="P2">Usage: <text:s/>python3 LDA2dGaussGM.py /path/to/dataset.csv num_crossval</text:p>
      <text:p text:style-name="P1">Example - python3 LDA2dGaussGM.py digits.csv 10</text:p>
      <text:p text:style-name="P1"/>
      <text:p text:style-name="P1"/>
      <text:p text:style-name="P1">Usage: python3 logisticregression.py /path/to/dataset.csv num_splits train_percent</text:p>
      <text:p text:style-name="P1">Example - python3 logisticregression.py boston.csv 10 "10 25 50 75 100"</text:p>
      <text:p text:style-name="P1"/>
      <text:p text:style-name="P1"/>
      <text:p text:style-name="P1">Usage: python3 naiveBayesGaussian.py /path/to/dataset.csv num_splits train_percent</text:p>
      <text:p text:style-name="P1">Example - python3 naiveBayesGaussian.py digits.csv 10 "10 25 50 75 100"</text:p>
      <text:p text:style-name="P1"/>
      <text:p text:style-name="P3">Note - The plt.show() is working perfectly at my personal computer, but didn’t work when I tried with the cse-lab computer. I think there is something wrong with the matplotlib.back_end. Please do let me know if this is an issue and I can show you how it works on my compu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